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2-20">
            <text:p>20/02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59">
            <text:p>59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652">
            <text:p>1,652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16">
            <text:p>0.16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651.84">
            <text:p>1,651.84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2-13">
            <text:p>13/02/2023</text:p>
          </table:table-cell>
          <table:table-cell table:style-name="ce20" office:value-type="date" office:date-value="2023-02-20">
            <text:p>20/02/2023</text:p>
          </table:table-cell>
          <table:table-cell table:style-name="ce28"/>
          <table:table-cell table:style-name="ce34"/>
          <table:table-cell table:style-name="ce39" office:value-type="float" office:value="518.18">
            <text:p>518.18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2-13">
            <text:p>13/02/2023</text:p>
          </table:table-cell>
          <table:table-cell table:style-name="ce20" office:value-type="date" office:date-value="2023-02-21">
            <text:p>21/02/2023</text:p>
          </table:table-cell>
          <table:table-cell table:style-name="ce28"/>
          <table:table-cell table:style-name="ce34"/>
          <table:table-cell table:style-name="ce39" office:value-type="float" office:value="556.74">
            <text:p>556.74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2-13">
            <text:p>13/02/2023</text:p>
          </table:table-cell>
          <table:table-cell table:style-name="ce20" office:value-type="date" office:date-value="2023-02-21">
            <text:p>21/02/2023</text:p>
          </table:table-cell>
          <table:table-cell table:style-name="ce28"/>
          <table:table-cell table:style-name="ce34"/>
          <table:table-cell table:style-name="ce39" office:value-type="float" office:value="576.92">
            <text:p>576.92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 office:value-type="string">
            <text:p><text:s/></text:p>
          </table:table-cell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2-13">
            <text:p>13/02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18.18">
            <text:p>518.18 </text:p>
          </table:table-cell>
          <table:table-cell table:style-name="ce52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2-13">
            <text:p>13/02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556.74">
            <text:p>556.74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2-13">
            <text:p>13/02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576.92">
            <text:p>576.92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string" office:string-value=" ">
            <text:p><text:s/>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652">
            <text:p>1,652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13/02/2023</text:date>, <text:time>14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3T14:49:44.30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